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loext:opacity="100%" fo:font-weight="bold" style:font-weight-asian="bold" style:font-weight-complex="bold"/>
    </style:style>
    <style:style style:name="T3" style:family="text">
      <style:text-properties fo:color="#800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bres : {#<text:span text:style-name="T1">ea</text:span>ch no<text:span text:style-name="T1">m</text:span><text:span text:style-name="T2">br</text:span><text:span text:style-name="T3">es </text:span><text:span text:style-name="T2">as</text:span><text:span text:style-name="T1"> n</text:span>}{n} {/each}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7T16:12:46.505682152</dc:date>
    <meta:editing-duration>PT4M20S</meta:editing-duration>
    <meta:editing-cycles>9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